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65.35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985310822725296" calcext:value-type="float">
            <text:p>0.09853108227253</text:p>
          </table:table-cell>
          <table:table-cell office:value-type="float" office:value="0.855219304561615" calcext:value-type="float">
            <text:p>0.855219304561615</text:p>
          </table:table-cell>
          <table:table-cell office:value-type="float" office:value="0.649999976158142" calcext:value-type="float">
            <text:p>0.649999976158142</text:p>
          </table:table-cell>
          <table:table-cell office:value-type="float" office:value="0.695202469825745" calcext:value-type="float">
            <text:p>0.695202469825745</text:p>
          </table:table-cell>
          <table:table-cell office:value-type="float" office:value="3159" calcext:value-type="float">
            <text:p>3159</text:p>
          </table:table-cell>
          <table:table-cell office:value-type="float" office:value="15070" calcext:value-type="float">
            <text:p>15070</text:p>
          </table:table-cell>
          <table:table-cell office:value-type="float" office:value="1701" calcext:value-type="float">
            <text:p>1701</text:p>
          </table:table-cell>
          <table:table-cell office:value-type="float" office:value="1385" calcext:value-type="float">
            <text:p>1385</text:p>
          </table:table-cell>
          <table:table-cell office:value-type="float" office:value="2026" calcext:value-type="float">
            <text:p>2026</text:p>
          </table:table-cell>
          <table:table-cell office:value-type="float" office:value="106.661404371262" calcext:value-type="float">
            <text:p>106.661404371262</text:p>
          </table:table-cell>
          <table:table-cell office:value-type="string" calcext:value-type="string">
            <text:p>13_C_exp8</text:p>
          </table:table-cell>
          <table:table-cell office:value-type="string" calcext:value-type="string">
            <text:p>13_C.v1.l0.ds1.l_combo0.ds_combo4.idays60.odays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05680963397026" calcext:value-type="float">
            <text:p>0.050568096339703</text:p>
          </table:table-cell>
          <table:table-cell office:value-type="float" office:value="0.928824484348297" calcext:value-type="float">
            <text:p>0.928824484348297</text:p>
          </table:table-cell>
          <table:table-cell office:value-type="float" office:value="0.891930818557739" calcext:value-type="float">
            <text:p>0.891930818557739</text:p>
          </table:table-cell>
          <table:table-cell office:value-type="float" office:value="0.809150338172913" calcext:value-type="float">
            <text:p>0.809150338172913</text:p>
          </table:table-cell>
          <table:table-cell office:value-type="float" office:value="619" calcext:value-type="float">
            <text:p>619</text:p>
          </table:table-cell>
          <table:table-cell office:value-type="float" office:value="2265" calcext:value-type="float">
            <text:p>2265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2062" calcext:value-type="float">
            <text:p>2062</text:p>
          </table:table-cell>
          <table:table-cell office:value-type="float" office:value="45.8076553344727" calcext:value-type="float">
            <text:p>45.8076553344727</text:p>
          </table:table-cell>
          <table:table-cell table:style-name="ce1" office:value-type="string" calcext:value-type="string">
            <text:p>13_C_exp64</text:p>
          </table:table-cell>
          <table:table-cell table:style-name="ce1" office:value-type="string" calcext:value-type="string">
            <text:p>13_C.v1.l0.ds1.l_combo0.ds_combo1.idays30.odays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384036719799" calcext:value-type="float">
            <text:p>0.13384036719799</text:p>
          </table:table-cell>
          <table:table-cell office:value-type="float" office:value="0.770915031433106" calcext:value-type="float">
            <text:p>0.770915031433106</text:p>
          </table:table-cell>
          <table:table-cell office:value-type="float" office:value="0.480300188064575" calcext:value-type="float">
            <text:p>0.480300188064575</text:p>
          </table:table-cell>
          <table:table-cell office:value-type="float" office:value="0.376470595598221" calcext:value-type="float">
            <text:p>0.376470595598221</text:p>
          </table:table-cell>
          <table:table-cell office:value-type="float" office:value="256" calcext:value-type="float">
            <text:p>256</text:p>
          </table:table-cell>
          <table:table-cell office:value-type="float" office:value="2103" calcext:value-type="float">
            <text:p>2103</text:p>
          </table:table-cell>
          <table:table-cell office:value-type="float" office:value="277" calcext:value-type="float">
            <text:p>277</text:p>
          </table:table-cell>
          <table:table-cell office:value-type="float" office:value="424" calcext:value-type="float">
            <text:p>424</text:p>
          </table:table-cell>
          <table:table-cell office:value-type="float" office:value="2032" calcext:value-type="float">
            <text:p>2032</text:p>
          </table:table-cell>
          <table:table-cell office:value-type="float" office:value="17.5768995285034" calcext:value-type="float">
            <text:p>17.5768995285034</text:p>
          </table:table-cell>
          <table:table-cell office:value-type="string" calcext:value-type="string">
            <text:p>13_Q_exp64</text:p>
          </table:table-cell>
          <table:table-cell office:value-type="string" calcext:value-type="string">
            <text:p>13_Q.v1.l0.ds1.l_combo0.ds_combo3.idays60.odays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92202937602997" calcext:value-type="float">
            <text:p>0.0492202937603</text:p>
          </table:table-cell>
          <table:table-cell office:value-type="float" office:value="0.933333337306976" calcext:value-type="float">
            <text:p>0.933333337306976</text:p>
          </table:table-cell>
          <table:table-cell office:value-type="float" office:value="0.849144637584686" calcext:value-type="float">
            <text:p>0.849144637584686</text:p>
          </table:table-cell>
          <table:table-cell office:value-type="float" office:value="0.836140871047974" calcext:value-type="float">
            <text:p>0.836140871047974</text:p>
          </table:table-cell>
          <table:table-cell office:value-type="float" office:value="546" calcext:value-type="float">
            <text:p>546</text:p>
          </table:table-cell>
          <table:table-cell office:value-type="float" office:value="2310" calcext:value-type="float">
            <text:p>231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2032" calcext:value-type="float">
            <text:p>2032</text:p>
          </table:table-cell>
          <table:table-cell office:value-type="float" office:value="52.4409983158112" calcext:value-type="float">
            <text:p>52.4409983158112</text:p>
          </table:table-cell>
          <table:table-cell table:style-name="ce1" office:value-type="string" calcext:value-type="string">
            <text:p>13_F_exp64</text:p>
          </table:table-cell>
          <table:table-cell table:style-name="ce1" office:value-type="string" calcext:value-type="string">
            <text:p>13_F.v1.l0.ds1.l_combo0.ds_combo1.idays60.odays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9224930405617" calcext:value-type="float">
            <text:p>0.109224930405617</text:p>
          </table:table-cell>
          <table:table-cell office:value-type="float" office:value="0.839291453361511" calcext:value-type="float">
            <text:p>0.839291453361511</text:p>
          </table:table-cell>
          <table:table-cell office:value-type="float" office:value="0.636963725090027" calcext:value-type="float">
            <text:p>0.636963725090027</text:p>
          </table:table-cell>
          <table:table-cell office:value-type="float" office:value="0.580451130867004" calcext:value-type="float">
            <text:p>0.580451130867004</text:p>
          </table:table-cell>
          <table:table-cell office:value-type="float" office:value="386" calcext:value-type="float">
            <text:p>386</text:p>
          </table:table-cell>
          <table:table-cell office:value-type="float" office:value="2220" calcext:value-type="float">
            <text:p>2220</text:p>
          </table:table-cell>
          <table:table-cell office:value-type="float" office:value="220" calcext:value-type="float">
            <text:p>220</text:p>
          </table:table-cell>
          <table:table-cell office:value-type="float" office:value="279" calcext:value-type="float">
            <text:p>279</text:p>
          </table:table-cell>
          <table:table-cell office:value-type="float" office:value="2062" calcext:value-type="float">
            <text:p>2062</text:p>
          </table:table-cell>
          <table:table-cell office:value-type="float" office:value="46.5420610904694" calcext:value-type="float">
            <text:p>46.5420610904694</text:p>
          </table:table-cell>
          <table:table-cell office:value-type="string" calcext:value-type="string">
            <text:p>13_AA_exp32</text:p>
          </table:table-cell>
          <table:table-cell office:value-type="string" calcext:value-type="string">
            <text:p>13_AA.v1.l0.ds1.l_combo0.ds_combo4.idays30.odays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520552657544613" calcext:value-type="float">
            <text:p>0.052055265754461</text:p>
          </table:table-cell>
          <table:table-cell office:value-type="float" office:value="0.0520552583038807" calcext:value-type="float">
            <text:p>0.052055258303881</text:p>
          </table:table-cell>
          <table:table-cell office:value-type="float" office:value="0.928155362606049" calcext:value-type="float">
            <text:p>0.928155362606049</text:p>
          </table:table-cell>
          <table:table-cell office:value-type="float" office:value="0.818709790706635" calcext:value-type="float">
            <text:p>0.818709790706635</text:p>
          </table:table-cell>
          <table:table-cell office:value-type="float" office:value="0.853036522865295" calcext:value-type="float">
            <text:p>0.853036522865295</text:p>
          </table:table-cell>
          <table:table-cell office:value-type="float" office:value="3947" calcext:value-type="float">
            <text:p>3947</text:p>
          </table:table-cell>
          <table:table-cell office:value-type="float" office:value="16129" calcext:value-type="float">
            <text:p>16129</text:p>
          </table:table-cell>
          <table:table-cell office:value-type="float" office:value="874" calcext:value-type="float">
            <text:p>874</text:p>
          </table:table-cell>
          <table:table-cell office:value-type="float" office:value="680" calcext:value-type="float">
            <text:p>680</text:p>
          </table:table-cell>
          <table:table-cell office:value-type="float" office:value="2056" calcext:value-type="float">
            <text:p>2056</text:p>
          </table:table-cell>
          <table:table-cell office:value-type="float" office:value="148.899250984192" calcext:value-type="float">
            <text:p>148.899250984192</text:p>
          </table:table-cell>
          <table:table-cell table:style-name="ce1" office:value-type="string" calcext:value-type="string">
            <text:p>13_AA_exp64</text:p>
          </table:table-cell>
          <table:table-cell table:style-name="ce1" office:value-type="string" calcext:value-type="string">
            <text:p>13_AA.v1.l0.ds1.l_combo0.ds_combo1.idays3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8160093426704" calcext:value-type="float">
            <text:p>0.108160093426704</text:p>
          </table:table-cell>
          <table:table-cell office:value-type="float" office:value="0.82745099067688" calcext:value-type="float">
            <text:p>0.82745099067688</text:p>
          </table:table-cell>
          <table:table-cell office:value-type="float" office:value="0.558894217014313" calcext:value-type="float">
            <text:p>0.558894217014313</text:p>
          </table:table-cell>
          <table:table-cell office:value-type="float" office:value="0.742811501026154" calcext:value-type="float">
            <text:p>0.742811501026154</text:p>
          </table:table-cell>
          <table:table-cell office:value-type="float" office:value="465" calcext:value-type="float">
            <text:p>465</text:p>
          </table:table-cell>
          <table:table-cell office:value-type="float" office:value="2067" calcext:value-type="float">
            <text:p>2067</text:p>
          </table:table-cell>
          <table:table-cell office:value-type="float" office:value="367" calcext:value-type="float">
            <text:p>367</text:p>
          </table:table-cell>
          <table:table-cell office:value-type="float" office:value="161" calcext:value-type="float">
            <text:p>161</text:p>
          </table:table-cell>
          <table:table-cell office:value-type="float" office:value="2032" calcext:value-type="float">
            <text:p>2032</text:p>
          </table:table-cell>
          <table:table-cell office:value-type="float" office:value="52.4248583316803" calcext:value-type="float">
            <text:p>52.4248583316803</text:p>
          </table:table-cell>
          <table:table-cell office:value-type="string" calcext:value-type="string">
            <text:p>13_F_exp8</text:p>
          </table:table-cell>
          <table:table-cell office:value-type="string" calcext:value-type="string">
            <text:p>13_F.v1.l0.ds1.l_combo0.ds_combo4.idays60.odays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92202937602997" calcext:value-type="float">
            <text:p>0.0492202937603</text:p>
          </table:table-cell>
          <table:table-cell office:value-type="float" office:value="0.933333337306976" calcext:value-type="float">
            <text:p>0.933333337306976</text:p>
          </table:table-cell>
          <table:table-cell office:value-type="float" office:value="0.849144637584686" calcext:value-type="float">
            <text:p>0.849144637584686</text:p>
          </table:table-cell>
          <table:table-cell office:value-type="float" office:value="0.836140871047974" calcext:value-type="float">
            <text:p>0.836140871047974</text:p>
          </table:table-cell>
          <table:table-cell office:value-type="float" office:value="546" calcext:value-type="float">
            <text:p>546</text:p>
          </table:table-cell>
          <table:table-cell office:value-type="float" office:value="2310" calcext:value-type="float">
            <text:p>231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2032" calcext:value-type="float">
            <text:p>2032</text:p>
          </table:table-cell>
          <table:table-cell office:value-type="float" office:value="52.4409983158112" calcext:value-type="float">
            <text:p>52.4409983158112</text:p>
          </table:table-cell>
          <table:table-cell table:style-name="ce1" office:value-type="string" calcext:value-type="string">
            <text:p>13_F_exp64</text:p>
          </table:table-cell>
          <table:table-cell table:style-name="ce1" office:value-type="string" calcext:value-type="string">
            <text:p>13_F.v1.l0.ds1.l_combo0.ds_combo1.idays60.odays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37:05.136258799</dc:date>
    <meta:editing-duration>PT2M22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